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Z GARCIA, ENRIQU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20208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71933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IAZ GARCIA,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20208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6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3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2/08/2021</text:p>
          </table:table-cell>
          <table:table-cell table:style-name="Tabla2.A2" office:value-type="string">
            <text:p text:style-name="P9">241118</text:p>
          </table:table-cell>
          <table:table-cell table:style-name="Tabla2.A2" office:value-type="string">
            <text:p text:style-name="P9">13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TITO SALAZA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2:25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